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weight="bold"/>
    </style:style>
    <style:style style:name="P2" style:family="paragraph" style:parent-style-name="Heading_20_4">
      <style:text-properties fo:font-weight="bold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Preformatted_20_Text" style:list-style-name="L2">
      <style:paragraph-properties fo:margin-top="0cm" fo:margin-bottom="0.499cm" style:contextual-spacing="false"/>
    </style:style>
    <style:style style:name="P5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/>
    </style:style>
    <style:style style:name="P6" style:family="paragraph" style:parent-style-name="Preformatted_20_Text" style:list-style-name="L2">
      <style:paragraph-properties fo:margin-left="0cm" fo:margin-right="0cm" fo:text-indent="0cm" style:auto-text-indent="false"/>
    </style:style>
    <style:style style:name="P7" style:family="paragraph" style:parent-style-name="Preformatted_20_Text" style:list-style-name="L3"/>
    <style:style style:name="P8" style:family="paragraph" style:parent-style-name="Preformatted_20_Text" style:list-style-name="L3">
      <style:paragraph-properties fo:margin-top="0cm" fo:margin-bottom="0.499cm" style:contextual-spacing="false"/>
    </style:style>
    <style:style style:name="P9" style:family="paragraph" style:parent-style-name="Text_20_body" style:list-style-name="L1"/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Text_20_body">
      <style:text-properties fo:font-style="italic"/>
    </style:style>
    <style:style style:name="P12" style:family="paragraph" style:parent-style-name="Text_20_body" style:list-style-name="L2"/>
    <style:style style:name="P13" style:family="paragraph" style:parent-style-name="Text_20_body" style:list-style-name="L2">
      <style:paragraph-properties fo:margin-left="0cm" fo:margin-right="0cm" fo:text-indent="0cm" style:auto-text-indent="false"/>
    </style:style>
    <style:style style:name="P14" style:family="paragraph" style:parent-style-name="Text_20_body" style:list-style-name="L3"/>
    <style:style style:name="P15" style:family="paragraph" style:parent-style-name="Text_20_body" style:list-style-name="L3">
      <style:paragraph-properties fo:margin-left="0cm" fo:margin-right="0cm" fo:text-indent="0cm" style:auto-text-indent="false"/>
    </style:style>
    <style:style style:name="P16" style:family="paragraph" style:parent-style-name="Text_20_body" style:list-style-name="L3">
      <style:text-properties fo:font-weight="bold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¿Qué es Automount? O el arte del montaje "Just-in-Time"</text:h>
      <text:p text:style-name="Text_20_body"><text:span text:style-name="T1">Automount</text:span>, gestionado en Linux por el servicio <text:span text:style-name="Source_20_Text">autofs</text:span>, es un sistema que monta sistemas de ficheros (como particiones, recursos de red NFS, o en nuestro caso, discos locales) de forma automática y bajo demanda.</text:p>
      <text:p text:style-name="Text_20_body">Imagina que tienes cien carpetas compartidas en un servidor de la red. Montarlas todas en <text:span text:style-name="Source_20_Text">/etc/fstab</text:span> sería una locura. Tu sistema tardaría una eternidad en arrancar mientras intenta conectar con todas, y la mayoría del tiempo no las estarías usando.</text:p>
      <text:p text:style-name="Text_20_body"><text:span text:style-name="Source_20_Text">autofs</text:span> soluciona esto. Define un directorio "mágico" (por ejemplo, <text:span text:style-name="Source_20_Text">/misc</text:span>). Al principio, este directorio está vacío. Pero en el momento en que intentas acceder a una subcarpeta que has configurado (ej: <text:span text:style-name="Source_20_Text">cd /misc/datos</text:span>), <text:span text:style-name="Source_20_Text">autofs</text:span> se despierta, monta el recurso correspondiente en ese preciso instante y te deja pasar. Cuando dejas de usarlo durante un tiempo, lo desmonta sigilosamente. Es eficiente, es limpio, es casi magia.</text:p>
      <text:h text:style-name="P2" text:outline-level="4">Los Mapas: El Guion de la Función</text:h>
      <text:p text:style-name="Text_20_body">Para que <text:span text:style-name="Source_20_Text">autofs</text:span> sepa qué montar y dónde, utiliza unos ficheros de configuración llamados <text:span text:style-name="T1">mapas</text:span>. Son como el guion que le dice al actor (el kernel) qué escena representar (qué montar) cuando el público (tú) lo pide.</text:p>
      <text:p text:style-name="Text_20_body">Existen principalmente tres tipos de mapas:</text:p>
      <text:list text:style-name="L1">
        <text:list-item>
          <text:p text:style-name="P9"><text:span text:style-name="T1">Mapa Maestro (</text:span><text:span text:style-name="Source_20_Text"><text:span text:style-name="T1">/etc/auto.master</text:span></text:span><text:span text:style-name="T1">):</text:span> Es el director de orquestra. Este fichero principal le dice a <text:span text:style-name="Source_20_Text">autofs</text:span> qué directorios base debe vigilar y qué fichero de mapa secundario contiene los detalles para ese directorio. Es el mapa de mapas.</text:p>
        </text:list-item>
        <text:list-item>
          <text:p text:style-name="P9"><text:span text:style-name="T1">Mapa Indirecto:</text:span> Es el tipo más común. Se asocia a un directorio base (ej. <text:span text:style-name="Source_20_Text">/misc</text:span>). Dentro de su fichero de configuración (ej. <text:span text:style-name="Source_20_Text">/etc/auto.misc</text:span>), cada línea define un <text:span text:style-name="T1">nombre de montaje (la clave)</text:span> que aparecerá <text:span text:style-name="T2">dentro</text:span> del directorio base, y el <text:span text:style-name="T1">recurso a montar</text:span>. Por ejemplo, la clave <text:span text:style-name="Source_20_Text">datos</text:span> montaría un disco en <text:span text:style-name="Source_20_Text">/misc/datos</text:span>.</text:p>
        </text:list-item>
        <text:list-item>
          <text:p text:style-name="P9"><text:span text:style-name="T1">Mapa Directo:</text:span> Este es para casos especiales. En lugar de un directorio base, la clave en el mapa es una <text:span text:style-name="T1">ruta absoluta</text:span> en el sistema. Es menos flexible y puede enmascarar directorios existentes, por lo que se usa con más cuidado. La entrada en el mapa maestro para un mapa directo es <text:span text:style-name="Source_20_Text">/-</text:span>.</text:p>
        </text:list-item>
      </text:list>
      <text:p text:style-name="Horizontal_20_Line"/>
      <text:h text:style-name="P1" text:outline-level="3">Ejercicio Práctico: Montando Discos Imaginarios</text:h>
      <text:p text:style-name="Text_20_body">"Haré cualquier cosa para sacar a mi mujer de la monotonía. El otro día hasta le cambié el sitio de la cocina y el dormitorio". Nosotros no seremos tan drásticos, solo crearemos unos discos falsos con <text:span text:style-name="Source_20_Text">dd</text:span> y los montaremos bajo demanda.</text:p>
      <text:h text:style-name="P2" text:outline-level="4">Paso 1: Crear los Ficheros de Disco (nuestros actores)</text:h>
      <text:p text:style-name="Text_20_body">Vamos a crear dos ficheros que simularán ser discos duros. Los crearemos de 100MB cada uno.</text:p>
      <text:p text:style-name="P10"/>
      <text:p text:style-name="Preformatted_20_Text"><text:span text:style-name="Source_20_Text"># ¡Asegúrate de ser root o usar sudo!</text:span></text:p>
      <text:p text:style-name="Preformatted_20_Text"><text:soft-page-break/><text:span text:style-name="Source_20_Text"># Creamos el fichero para "contabilidad"</text:span></text:p>
      <text:p text:style-name="Preformatted_20_Text"><text:span text:style-name="Source_20_Text">sudo dd if=/dev/zero of=/var/discos/contabilidad.img bs=1M count=100</text:span></text:p>
      <text:p text:style-name="Preformatted_20_Text"/>
      <text:p text:style-name="Preformatted_20_Text"><text:span text:style-name="Source_20_Text"># Creamos el fichero para "proyectos"</text:span></text:p>
      <text:p text:style-name="P3"><text:span text:style-name="Source_20_Text">sudo dd if=/dev/zero of=/var/discos/proyectos.img bs=1M count=100</text:span></text:p>
      <text:p text:style-name="Text_20_body"><text:span text:style-name="T2">Si el directorio </text:span><text:span text:style-name="Source_20_Text"><text:span text:style-name="T2">/var/discos</text:span></text:span><text:span text:style-name="T2"> no existe, créalo con </text:span><text:span text:style-name="Source_20_Text"><text:span text:style-name="T2">sudo mkdir -p /var/discos</text:span></text:span><text:span text:style-name="T2">.</text:span></text:p>
      <text:h text:style-name="P2" text:outline-level="4">Paso 2: Formatear los Discos Imaginarios</text:h>
      <text:p text:style-name="Text_20_body">Ahora, estos ficheros son solo un montón de ceros. Hay que darles un sistema de ficheros para que sean útiles. Usaremos <text:span text:style-name="Source_20_Text">ext4</text:span>.</text:p>
      <text:p text:style-name="P10"/>
      <text:p text:style-name="Preformatted_20_Text"><text:span text:style-name="Source_20_Text">sudo mkfs.ext4 /var/discos/contabilidad.img</text:span></text:p>
      <text:p text:style-name="P3"><text:span text:style-name="Source_20_Text">sudo mkfs.ext4 /var/discos/proyectos.img</text:span></text:p>
      <text:p text:style-name="P11">Te preguntará si estás seguro de formatear un fichero, ¡dile que sí sin miedo!</text:p>
      <text:h text:style-name="P2" text:outline-level="4">Paso 3: Configurar el Guion (Los Mapas)</text:h>
      <text:p text:style-name="Text_20_body">Es hora de escribir el guion para <text:span text:style-name="Source_20_Text">autofs</text:span>.</text:p>
      <text:list text:style-name="L2">
        <text:list-item>
          <text:p text:style-name="P12"><text:span text:style-name="T1">Edita el Mapa Maestro (</text:span><text:span text:style-name="Source_20_Text"><text:span text:style-name="T1">/etc/auto.master</text:span></text:span><text:span text:style-name="T1">):</text:span> Añade una línea que le diga a <text:span text:style-name="Source_20_Text">autofs</text:span> que vigile el directorio <text:span text:style-name="Source_20_Text">/mnt/remoto</text:span> y que las instrucciones para él están en <text:span text:style-name="Source_20_Text">/etc/auto.remoto</text:span>.</text:p>
          <text:p text:style-name="P13"/>
          <text:p text:style-name="P4"><text:span text:style-name="Source_20_Text">sudo nano /etc/auto.master</text:span></text:p>
          <text:p text:style-name="P12">Añade esta línea al final:</text:p>
          <text:p text:style-name="P5"><text:span text:style-name="Source_20_Text">/mnt/remoto <text:s text:c="2"/>/etc/auto.remoto <text:s text:c="2"/>--timeout=60</text:span></text:p>
          <text:p text:style-name="P12"><text:span text:style-name="Source_20_Text"><text:span text:style-name="T2">--timeout=60</text:span></text:span><text:span text:style-name="T2"> significa que si no se accede al recurso en 60 segundos, se desmontará automáticamente.</text:span></text:p>
        </text:list-item>
        <text:list-item>
          <text:p text:style-name="P12"><text:span text:style-name="T1">Crea y edita el Mapa Indirecto (</text:span><text:span text:style-name="Source_20_Text"><text:span text:style-name="T1">/etc/auto.remoto</text:span></text:span><text:span text:style-name="T1">):</text:span> Este fichero no existe, así que lo creamos. Contendrá las reglas específicas para los montajes dentro de <text:span text:style-name="Source_20_Text">/mnt/remoto</text:span>.</text:p>
          <text:p text:style-name="P13"/>
          <text:p text:style-name="P4"><text:span text:style-name="Source_20_Text">sudo nano /etc/auto.remoto</text:span></text:p>
          <text:p text:style-name="P12">Añade estas dos líneas:</text:p>
          <text:p text:style-name="P6"><text:span text:style-name="Source_20_Text">contabilidad <text:s text:c="2"/>-fstype=ext4,loop <text:s text:c="2"/>:/var/discos/contabilidad.img</text:span></text:p>
          <text:p text:style-name="P4"><text:span text:style-name="Source_20_Text">proyectos <text:s text:c="5"/>-fstype=ext4,loop <text:s text:c="2"/>:/var/discos/proyectos.img</text:span></text:p>
          <text:list>
            <text:list-item>
              <text:p text:style-name="P12"><text:span text:style-name="Source_20_Text"><text:span text:style-name="T1">contabilidad</text:span></text:span>: Es la <text:span text:style-name="T1">clave</text:span>. Cuando intentemos acceder a <text:span text:style-name="Source_20_Text">/mnt/remoto/contabilidad</text:span>, se activará esta regla.</text:p>
            </text:list-item>
            <text:list-item>
              <text:p text:style-name="P12"><text:span text:style-name="Source_20_Text"><text:span text:style-name="T1">-fstype=ext4,loop</text:span></text:span>: Son las <text:span text:style-name="T1">opciones de montaje</text:span>. Le decimos que el sistema de ficheros es <text:span text:style-name="Source_20_Text">ext4</text:span> y que debe usar un dispositivo <text:span text:style-name="Source_20_Text">loop</text:span> (imprescindible para montar ficheros como si fueran discos).</text:p>
            </text:list-item>
            <text:list-item>
              <text:p text:style-name="P12"><text:soft-page-break/><text:span text:style-name="Source_20_Text"><text:span text:style-name="T1">:/var/discos/contabilidad.img</text:span></text:span>: Es la <text:span text:style-name="T1">ubicación</text:span> del recurso. Los dos puntos (<text:span text:style-name="Source_20_Text">:</text:span>) al principio son la sintaxis para indicar que es un fichero local.</text:p>
            </text:list-item>
          </text:list>
        </text:list-item>
      </text:list>
      <text:h text:style-name="P2" text:outline-level="4">Paso 4: ¡Acción! (Reiniciar y Probar)</text:h>
      <text:p text:style-name="Text_20_body">Para que <text:span text:style-name="Source_20_Text">autofs</text:span> lea la nueva configuración, debemos reiniciar el servicio.</text:p>
      <text:p text:style-name="P10"/>
      <text:p text:style-name="P3"><text:span text:style-name="Source_20_Text">sudo systemctl restart autofs</text:span></text:p>
      <text:p text:style-name="Text_20_body">Ahora, la prueba de fuego.</text:p>
      <text:list text:style-name="L3">
        <text:list-item>
          <text:p text:style-name="P16">Comprueba el estado inicial:</text:p>
          <text:p text:style-name="P15"/>
          <text:p text:style-name="P8"><text:span text:style-name="Source_20_Text">ls -l /mnt/remoto</text:span></text:p>
          <text:p text:style-name="P14">El directorio debería existir pero estar vacío. ¡No hay nada montado! Puedes confirmarlo con el comando <text:span text:style-name="Source_20_Text">df -h</text:span>.</text:p>
        </text:list-item>
        <text:list-item>
          <text:p text:style-name="P14"><text:span text:style-name="T1">Activa la magia:</text:span> Intenta acceder a uno de los directorios definidos en el mapa.</text:p>
          <text:p text:style-name="P15"/>
          <text:p text:style-name="P7"><text:span text:style-name="Source_20_Text">cd /mnt/remoto/proyectos</text:span></text:p>
          <text:p text:style-name="P8"><text:span text:style-name="Source_20_Text">ls -l</text:span></text:p>
          <text:p text:style-name="P14">¡Tachán! Al hacer <text:span text:style-name="Source_20_Text">cd</text:span>, <text:span text:style-name="Source_20_Text">autofs</text:span> ha interceptado la llamada, ha leído el mapa, ha montado <text:span text:style-name="Source_20_Text">proyectos.img</text:span> sobre la marcha y te ha metido dentro. Si ahora ejecutas <text:span text:style-name="Source_20_Text">df -h</text:span>, verás el nuevo sistema de ficheros montado. Deberías ver un <text:span text:style-name="Source_20_Text">lost+found</text:span> dentro, la marca de un <text:span text:style-name="Source_20_Text">ext4</text:span> recién formateado.</text:p>
        </text:list-item>
        <text:list-item>
          <text:p text:style-name="P14"><text:span text:style-name="T1">La desaparición:</text:span> Sal del directorio y espera el tiempo que pusimos de <text:span text:style-name="Source_20_Text">timeout</text:span> (60 segundos).</text:p>
          <text:p text:style-name="P15"/>
          <text:p text:style-name="P7"><text:span text:style-name="Source_20_Text">cd ~</text:span></text:p>
          <text:p text:style-name="P7"><text:span text:style-name="Source_20_Text">sleep 70 # Esperamos un poco más para estar seguros</text:span></text:p>
          <text:p text:style-name="P8"><text:span text:style-name="Source_20_Text">df -h</text:span></text:p>
          <text:p text:style-name="P14">El montaje habrá desaparecido. <text:span text:style-name="Source_20_Text">autofs</text:span> ha limpiado tras de sí. ¡Más educado imposible!</text:p>
        </text:list-item>
      </text:list>
      <text:p text:style-name="Text_20_body">Y así, querido amigo, has dominado el arte de la aparición y desaparición de sistemas de ficheros. Una herramienta poderosísima para mantener tu sistema limpio y ágil. ¡Ahora ve y no montes hoy lo que puedas montar mañana!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2T20:29:02.337707262</meta:creation-date>
    <dc:date>2025-07-02T20:29:54.571936096</dc:date>
    <meta:editing-duration>PT53S</meta:editing-duration>
    <meta:editing-cycles>1</meta:editing-cycles>
    <meta:document-statistic meta:table-count="0" meta:image-count="0" meta:object-count="0" meta:page-count="3" meta:paragraph-count="57" meta:word-count="886" meta:character-count="5558" meta:non-whitespace-character-count="4727"/>
    <meta:generator>LibreOffice/24.2.2.2$Linux_X86_64 LibreOffice_project/d56cc158d8a96260b836f100ef4b4ef25d6f1a01</meta:generator>
  </office:meta>
</office:document-meta>
</file>